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style:text-properties style:font-name="Times New Roman1" fo:font-size="12pt"/>
    </style:style>
    <style:style style:name="P2" style:family="paragraph" style:parent-style-name="Text_20_body">
      <style:paragraph-properties fo:line-height="115%" fo:text-align="center" style:justify-single-word="false"/>
      <style:text-properties style:font-name="Times New Roman1" fo:font-size="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line-height="115%"/>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QUESTIONS POUR L'INTERVIEW 2</text:p>
      <text:p text:style-name="P2"/>
      <text:p text:style-name="P1">D’après votre parcours, vous avez eu la chance de découvrir des univers différents. Nous aimerions savoir vos impressions par rapport à votre expérience dans une très grosse entreprise (Ubisoft, plus de 9 200 salariés) et votre expérience dans une entreprise plus « petite » (Aboso Studio,  plus de 80 salariés). Laquelle des deux entreprises avez-vous préféré ? L’ambiance de travail est-elle plus agréable chez Aboso Studio en raison de sa taille plus réduit ? Avez-vous une tâche plus diversifié chez Aboso Studio que chez Ubisoft ? Êtes-vous plus polyvalent ?</text:p>
      <text:p text:style-name="P3">« <text:span text:style-name="T1">Que pouvez-vous nous dire sur votre entreprise et sur son secteur d'activité ?</text:span></text:p>
      <text:p text:style-name="P3">C’est le premier studio indépendant de jeux vidéo en France.</text:p>
      <text:p text:style-name="P3">Nous nous situons sur un marché en pleine expansion, dans un cycle positif avec la sortie de nouvelles consoles. »</text:p>
      <text:p text:style-name="P3">Qu’étendez-vous par « studio indépendant » ? Lorsque vous parlez des nouvelles consoles (je suppose Xbox ONE et PS4), voulez-vous dire que votre société créer des jeux vidéos pour ses nouvelles consoles ? Si oui, votre société assure-t-elle l’intégrité de la création du jeu ? (d’où le « studio indépendant » ?) </text:p>
      <text:p text:style-name="P3"> </text:p>
      <text:p text:style-name="P3">Nous aimerions savoir pour conclure, si vous preniez des stagiaires. Nous ne recherchons pas pour l’instant de stage en raison du fait que nous ne sommes qu’en première année d’informatique et avons donc un niveau trop faible en informatique pour pouvoir espérer être d’une quelconque utilité au sein d’une entreprise. Mais nous aimerions profiter de cette interview pour savoir si nous pourrions postuler l’an prochain pour un stage, ou si vous ne preniez pas de stagiaire ou ne recrutiez que des stagiaires ayant un niveau plus élevé, type master.</text:p>
      <text:p text:style-name="P3"> </text:p>
      <text:p text:style-name="P3">Nous tenons à vous remercier pour votre grande coopération/aide ainsi que pour toutes réponses que vous nous avez apportées !</text:p>
      <text:p text:style-name="P4"> </text:p>
      <text:p text:style-name="P4"> </text:p>
      <text:p text:style-name="P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6S</meta:editing-duration>
    <meta:editing-cycles>3</meta:editing-cycles>
    <meta:generator>OpenOffice/4.0.1$Win32 OpenOffice.org_project/401m5$Build-9714</meta:generator>
    <dc:date>2014-04-11T08:11:40.62</dc:date>
    <meta:document-statistic meta:table-count="0" meta:image-count="0" meta:object-count="0" meta:page-count="1" meta:paragraph-count="13" meta:word-count="299" meta:character-count="1836"/>
    <dc:creator>Jimmy Gouraud</dc:creator>
    <meta:user-defined meta:name="Info 1"/>
    <meta:user-defined meta:name="Info 2"/>
    <meta:user-defined meta:name="Info 3"/>
    <meta:user-defined meta:name="Info 4"/>
  </office:meta>
</office:document-meta>
</file>